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5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office:value-type="float" office:value="19960712" calcext:value-type="float">
            <text:p>19960712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  <table:table-cell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office:value-type="float" office:value="20001114" calcext:value-type="float">
            <text:p>20001114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office:value-type="float" office:value="20031021" calcext:value-type="float">
            <text:p>20031021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office:value-type="float" office:value="20071128" calcext:value-type="float">
            <text:p>20071128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4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office:value-type="float" office:value="20080128" calcext:value-type="float">
            <text:p>20080128</text:p>
          </table:table-cell>
          <table:table-cell table:style-name="Default" office:value-type="string" calcext:value-type="string">
            <text:p>albo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sanchez</text:p>
          </table:table-cell>
          <table:table-cell table:number-columns-repeated="3"/>
          <table:table-cell office:value-type="string" calcext:value-type="string">
            <text:p>period=5 is period=4 minus ugalde and has 1 contested vote only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office:value-type="float" office:value="20080814" calcext:value-type="float">
            <text:p>20080814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4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office:value-type="float" office:value="20101027" calcext:value-type="float">
            <text:p>20101027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4" office:value-type="string" calcext:value-type="string">
            <text:p>figueroa</text:p>
          </table:table-cell>
          <table:table-cell table:style-name="ce4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Default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office:value-type="float" office:value="20130206" calcext:value-type="float">
            <text:p>20130206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office:value-type="string" calcext:value-type="string">
            <text:p>guerrero</text:p>
          </table:table-cell>
          <table:table-cell table:style-name="ce4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office:value-type="float" office:value="20131028" calcext:value-type="float">
            <text:p>20131028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  <table:table-cell office:value-type="string" calcext:value-type="string">
            <text:p>period=a is period=9 minus garcía rmz and has 9 contested votes only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office:value-type="float" office:value="20140402" calcext:value-type="float">
            <text:p>20140402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office:value-type="float" office:value="20170328" calcext:value-type="float">
            <text:p>20170328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office:value-type="float" office:value="20200401" calcext:value-type="float">
            <text:p>20200401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office:value-type="float" office:value="20200708" calcext:value-type="float">
            <text:p>20200708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office:value-type="float" office:value="20230403" calcext:value-type="float">
            <text:p>2023040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magana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est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0603" calcext:value-type="float">
            <text:p>19940603</text:p>
          </table:table-cell>
          <table:table-cell office:value-type="float" office:value="19950602" calcext:value-type="float">
            <text:p>199506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0603" calcext:value-type="float">
            <text:p>19950603</text:p>
          </table:table-cell>
          <table:table-cell office:value-type="float" office:value="19961030" calcext:value-type="float">
            <text:p>199610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office:value-type="float" office:value="19971030" calcext:value-type="float">
            <text:p>19971030</text:p>
          </table:table-cell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office:value-type="float" office:value="19981030" calcext:value-type="float">
            <text:p>19981030</text:p>
          </table:table-cell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office:value-type="float" office:value="19991030" calcext:value-type="float">
            <text:p>19991030</text:p>
          </table:table-cell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office:value-type="float" office:value="20001210" calcext:value-type="float">
            <text:p>20001210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office:value-type="float" office:value="20011030" calcext:value-type="float">
            <text:p>20011030</text:p>
          </table:table-cell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office:value-type="float" office:value="20031104" calcext:value-type="float">
            <text:p>20031104</text:p>
          </table:table-cell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105" calcext:value-type="float">
            <text:p>20031105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105" calcext:value-type="float">
            <text:p>20051105</text:p>
          </table:table-cell>
          <table:table-cell office:value-type="float" office:value="20061104" calcext:value-type="float">
            <text:p>20061104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105" calcext:value-type="float">
            <text:p>20061105</text:p>
          </table:table-cell>
          <table:table-cell office:value-type="float" office:value="20080214" calcext:value-type="float">
            <text:p>20080214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80820" calcext:value-type="float">
            <text:p>20080820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office:value-type="float" office:value="20090820" calcext:value-type="float">
            <text:p>20090820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0821" calcext:value-type="float">
            <text:p>20090821</text:p>
          </table:table-cell>
          <table:table-cell office:value-type="float" office:value="20101030" calcext:value-type="float">
            <text:p>20101030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office:value-type="float" office:value="20131030" calcext:value-type="float">
            <text:p>20131030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0140410" calcext:value-type="float">
            <text:p>20140410</text:p>
          </table:table-cell>
          <table:table-cell office:value-type="float" office:value="2014.3" calcext:value-type="float">
            <text:p>2014.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office:value-type="float" office:value="20150410" calcext:value-type="float">
            <text:p>20150410</text:p>
          </table:table-cell>
          <table:table-cell office:value-type="float" office:value="2014.7" calcext:value-type="float">
            <text:p>2014.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20190404" calcext:value-type="float">
            <text:p>20190404</text:p>
          </table:table-cell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0210722" calcext:value-type="float">
            <text:p>20210722</text:p>
          </table:table-cell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10723" calcext:value-type="float">
            <text:p>20210723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20723" calcext:value-type="float">
            <text:p>20220723</text:p>
          </table:table-cell>
          <table:table-cell office:value-type="float" office:value="20230403" calcext:value-type="float">
            <text:p>20230403</text:p>
          </table:table-cell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0:54:00.329110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1:02:30.771615941</meta:creation-date>
    <dc:date>2022-04-29T11:49:13.364664286</dc:date>
    <meta:editing-duration>P1DT44M12S</meta:editing-duration>
    <meta:editing-cycles>43</meta:editing-cycles>
    <meta:generator>LibreOffice/6.4.7.2$Linux_X86_64 LibreOffice_project/40$Build-2</meta:generator>
    <meta:document-statistic meta:table-count="1" meta:cell-count="395" meta:object-count="0"/>
  </office:meta>
</office:document-meta>
</file>